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fr" fo:country="FR" fo:font-weight="normal" officeooo:rsid="0001d029" officeooo:paragraph-rsid="001aeccd"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font-size="14pt" fo:language="fr" fo:country="FR" fo:font-weight="normal" officeooo:rsid="001c82d2" officeooo:paragraph-rsid="001c82d2"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8pt" fo:language="fr" fo:country="FR" fo:font-weight="bold" officeooo:rsid="0001d029" officeooo:paragraph-rsid="001aeccd" style:font-size-asian="15.75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fr" fo:country="FR" fo:font-weight="bold" officeooo:rsid="001d6f96" officeooo:paragraph-rsid="001d6f96" style:font-size-asian="15.75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fr" fo:country="FR" fo:font-weight="bold" officeooo:rsid="001f0d06" officeooo:paragraph-rsid="001f0d06" style:font-size-asian="15.75pt" style:font-weight-asian="bold" style:font-size-complex="18pt" style:font-weight-complex="bold"/>
    </style:style>
    <style:style style:name="P6" style:family="paragraph" style:parent-style-name="ml2cText">
      <style:paragraph-properties fo:text-align="justify" style:justify-single-word="false"/>
      <style:text-properties fo:color="#000000" fo:font-size="14pt" fo:language="fr" fo:country="FR" fo:font-weight="normal" officeooo:rsid="002107ba" officeooo:paragraph-rsid="002107ba" style:font-size-asian="14pt" style:font-weight-asian="normal" style:font-size-complex="14pt" style:font-weight-complex="normal"/>
    </style:style>
    <style:style style:name="P7" style:family="paragraph" style:parent-style-name="ml2cText">
      <style:paragraph-properties fo:text-align="justify" style:justify-single-word="false"/>
      <style:text-properties fo:color="#000000" fo:font-size="14pt" fo:language="fr" fo:country="FR" fo:font-weight="normal" officeooo:rsid="00217391" officeooo:paragraph-rsid="00217391" style:font-size-asian="14pt" style:font-weight-asian="normal" style:font-size-complex="14pt" style:font-weight-complex="normal"/>
    </style:style>
    <style:style style:name="P8" style:family="paragraph" style:parent-style-name="ml2cText">
      <style:paragraph-properties fo:text-align="justify" style:justify-single-word="false"/>
      <style:text-properties fo:color="#000000" fo:font-size="14pt" fo:language="fr" fo:country="FR" fo:font-weight="normal" officeooo:rsid="00289406" officeooo:paragraph-rsid="00289406" style:font-size-asian="14pt" style:font-weight-asian="normal" style:font-size-complex="14pt" style:font-weight-complex="normal"/>
    </style:style>
    <style:style style:name="P9" style:family="paragraph" style:parent-style-name="ml2cText">
      <style:paragraph-properties fo:text-align="justify" style:justify-single-word="false"/>
      <style:text-properties fo:color="#000000" fo:font-size="14pt" fo:language="fr" fo:country="FR" fo:font-weight="normal" officeooo:rsid="002b9921" officeooo:paragraph-rsid="002b9921" style:font-size-asian="14pt" style:font-weight-asian="normal" style:font-size-complex="14pt" style:font-weight-complex="normal"/>
    </style:style>
    <style:style style:name="P10" style:family="paragraph" style:parent-style-name="ml2cText">
      <style:paragraph-properties fo:text-align="justify" style:justify-single-word="false"/>
      <style:text-properties fo:color="#000000" fo:font-size="14pt" fo:language="fr" fo:country="FR" fo:font-weight="normal" officeooo:rsid="00315612" officeooo:paragraph-rsid="00315612" style:font-size-asian="14pt" style:font-weight-asian="normal" style:font-size-complex="14pt" style:font-weight-complex="normal"/>
    </style:style>
    <style:style style:name="P11" style:family="paragraph" style:parent-style-name="ml2cText">
      <style:paragraph-properties fo:text-align="justify" style:justify-single-word="false"/>
      <style:text-properties fo:color="#000000" fo:font-size="14pt" fo:language="fr" fo:country="FR" fo:font-style="italic" style:text-underline-style="solid" style:text-underline-width="auto" style:text-underline-color="font-color" fo:font-weight="normal" officeooo:rsid="0009f49b" officeooo:paragraph-rsid="00561c7c" style:font-size-asian="14pt" style:font-style-asian="italic" style:font-weight-asian="normal" style:font-size-complex="14pt" style:font-style-complex="italic" style:font-weight-complex="normal"/>
    </style:style>
    <style:style style:name="P12" style:family="paragraph" style:parent-style-name="ml2cText">
      <style:paragraph-properties fo:text-align="justify" style:justify-single-word="false"/>
      <style:text-properties fo:color="#000000" fo:font-size="14pt" fo:language="fr" fo:country="FR" fo:font-style="italic" style:text-underline-style="solid" style:text-underline-width="auto" style:text-underline-color="font-color" fo:font-weight="normal" officeooo:rsid="00580e80" officeooo:paragraph-rsid="00580e80" style:font-size-asian="14pt" style:font-style-asian="italic" style:font-weight-asian="normal" style:font-size-complex="14pt" style:font-style-complex="italic" style:font-weight-complex="normal"/>
    </style:style>
    <style:style style:name="P13" style:family="paragraph" style:parent-style-name="ml2cText">
      <style:paragraph-properties fo:text-align="justify" style:justify-single-word="false"/>
      <style:text-properties fo:language="fr" fo:country="FR" fo:font-weight="normal" officeooo:rsid="001f938a" officeooo:paragraph-rsid="001f938a" style:font-weight-asian="normal" style:font-weight-complex="normal"/>
    </style:style>
    <style:style style:name="P14" style:family="paragraph" style:parent-style-name="ml2cText">
      <style:paragraph-properties fo:text-align="justify" style:justify-single-word="false"/>
      <style:text-properties fo:language="fr" fo:country="FR" officeooo:rsid="0050d341" officeooo:paragraph-rsid="0050d341"/>
    </style:style>
    <style:style style:name="P15" style:family="paragraph" style:parent-style-name="ml2cText">
      <style:paragraph-properties fo:line-height="100%" fo:text-align="justify" style:justify-single-word="false"/>
      <style:text-properties fo:language="fr" fo:country="FR" fo:font-style="italic" officeooo:rsid="00575a2e" officeooo:paragraph-rsid="005772ff" style:font-style-asian="italic" style:font-style-complex="italic"/>
    </style:style>
    <style:style style:name="P16" style:family="paragraph" style:parent-style-name="ml2cText">
      <style:paragraph-properties fo:text-align="justify" style:justify-single-word="false"/>
      <style:text-properties fo:language="fr" fo:country="FR" fo:font-style="normal" officeooo:rsid="00559b74" officeooo:paragraph-rsid="005772ff" style:font-style-asian="normal" style:font-style-complex="normal"/>
    </style:style>
    <style:style style:name="P17" style:family="paragraph" style:parent-style-name="ml2cText">
      <style:paragraph-properties fo:text-align="justify" style:justify-single-word="false"/>
      <style:text-properties fo:language="fr" fo:country="FR" fo:font-style="normal" officeooo:rsid="00575a2e" officeooo:paragraph-rsid="005772ff" style:font-style-asian="normal" style:font-style-complex="normal"/>
    </style:style>
    <style:style style:name="P18" style:family="paragraph" style:parent-style-name="ml2cText">
      <style:paragraph-properties fo:text-align="justify" style:justify-single-word="false"/>
      <style:text-properties fo:language="fr" fo:country="FR" fo:font-style="normal" officeooo:rsid="005772ff" officeooo:paragraph-rsid="005772ff" style:font-style-asian="normal" style:font-style-complex="normal"/>
    </style:style>
    <style:style style:name="P19" style:family="paragraph" style:parent-style-name="ml2cText">
      <style:paragraph-properties fo:text-align="justify" style:justify-single-word="false"/>
      <style:text-properties officeooo:paragraph-rsid="002b9921"/>
    </style:style>
    <style:style style:name="P20" style:family="paragraph" style:parent-style-name="ml2cText">
      <style:paragraph-properties fo:margin-left="0in" fo:margin-right="0in" fo:text-align="justify" style:justify-single-word="false" fo:text-indent="0in" style:auto-text-indent="false"/>
      <style:text-properties fo:language="fr" fo:country="FR" fo:font-style="normal" officeooo:rsid="00575a2e" officeooo:paragraph-rsid="005772ff" style:font-style-asian="normal" style:font-style-complex="normal"/>
    </style:style>
    <style:style style:name="P21" style:family="paragraph" style:parent-style-name="ml2cText">
      <style:paragraph-properties fo:margin-left="0in" fo:margin-right="0in" fo:text-align="justify" style:justify-single-word="false" fo:text-indent="0in" style:auto-text-indent="false"/>
      <style:text-properties fo:language="fr" fo:country="FR" fo:font-style="normal" officeooo:rsid="002d8d04" officeooo:paragraph-rsid="005772ff" style:font-style-asian="normal" style:font-style-complex="normal"/>
    </style:style>
    <style:style style:name="P22" style:family="paragraph" style:parent-style-name="ml2cText" style:list-style-name="L1">
      <style:paragraph-properties fo:text-align="justify" style:justify-single-word="false"/>
      <style:text-properties fo:color="#000000" fo:font-size="14pt" fo:language="fr" fo:country="FR" fo:font-style="italic" fo:font-weight="normal" officeooo:rsid="0031b829" officeooo:paragraph-rsid="0031b829" style:font-size-asian="14pt" style:font-style-asian="italic" style:font-weight-asian="normal" style:font-size-complex="14pt" style:font-style-complex="italic" style:font-weight-complex="normal"/>
    </style:style>
    <style:style style:name="P23" style:family="paragraph" style:parent-style-name="ml2cText" style:list-style-name="L1">
      <style:paragraph-properties fo:text-align="justify" style:justify-single-word="false"/>
      <style:text-properties fo:color="#000000" fo:font-size="14pt" fo:language="fr" fo:country="FR" fo:font-style="italic" fo:font-weight="normal" officeooo:rsid="0037d26c" officeooo:paragraph-rsid="0037d26c" style:font-size-asian="14pt" style:font-style-asian="italic" style:font-weight-asian="normal" style:font-size-complex="14pt" style:font-style-complex="italic" style:font-weight-complex="normal"/>
    </style:style>
    <style:style style:name="P24" style:family="paragraph" style:parent-style-name="ml2cText" style:list-style-name="L1">
      <style:paragraph-properties fo:text-align="justify" style:justify-single-word="false"/>
      <style:text-properties fo:color="#000000" fo:font-size="14pt" fo:language="fr" fo:country="FR" fo:font-style="italic" fo:font-weight="normal" officeooo:rsid="003a9e2f" officeooo:paragraph-rsid="003a9e2f" style:font-size-asian="14pt" style:font-style-asian="italic" style:font-weight-asian="normal" style:font-size-complex="14pt" style:font-style-complex="italic" style:font-weight-complex="normal"/>
    </style:style>
    <style:style style:name="P25" style:family="paragraph" style:parent-style-name="ml2cText" style:list-style-name="L1">
      <style:paragraph-properties fo:text-align="justify" style:justify-single-word="false"/>
      <style:text-properties fo:color="#000000" fo:font-size="14pt" fo:language="fr" fo:country="FR" fo:font-style="italic" fo:font-weight="normal" officeooo:rsid="0040c3ac" officeooo:paragraph-rsid="0040c3ac" style:font-size-asian="14pt" style:font-style-asian="italic" style:font-weight-asian="normal" style:font-size-complex="14pt" style:font-style-complex="italic" style:font-weight-complex="normal"/>
    </style:style>
    <style:style style:name="P26" style:family="paragraph" style:parent-style-name="ml2cText" style:list-style-name="L1">
      <style:paragraph-properties fo:text-align="justify" style:justify-single-word="false"/>
      <style:text-properties fo:color="#000000" fo:font-size="14pt" fo:language="fr" fo:country="FR" fo:font-style="italic" style:text-underline-style="solid" style:text-underline-width="auto" style:text-underline-color="font-color" fo:font-weight="normal" officeooo:rsid="00449683" officeooo:paragraph-rsid="00449683" style:font-size-asian="14pt" style:font-style-asian="italic" style:font-weight-asian="normal" style:font-size-complex="14pt" style:font-style-complex="italic" style:font-weight-complex="normal"/>
    </style:style>
    <style:style style:name="P27" style:family="paragraph" style:parent-style-name="ml2cText" style:list-style-name="L1">
      <style:paragraph-properties fo:text-align="justify" style:justify-single-word="false"/>
      <style:text-properties fo:color="#000000" fo:font-size="14pt" fo:language="fr" fo:country="FR" fo:font-style="italic" style:text-underline-style="solid" style:text-underline-width="auto" style:text-underline-color="font-color" fo:font-weight="normal" officeooo:rsid="0044fddd" officeooo:paragraph-rsid="0044fddd" style:font-size-asian="14pt" style:font-style-asian="italic" style:font-weight-asian="normal" style:font-size-complex="14pt" style:font-style-complex="italic" style:font-weight-complex="normal"/>
    </style:style>
    <style:style style:name="P28" style:family="paragraph" style:parent-style-name="ml2cText" style:list-style-name="L1">
      <style:paragraph-properties fo:text-align="justify" style:justify-single-word="false"/>
      <style:text-properties fo:color="#000000" fo:font-size="14pt" fo:language="fr" fo:country="FR" fo:font-style="italic" style:text-underline-style="solid" style:text-underline-width="auto" style:text-underline-color="font-color" fo:font-weight="normal" officeooo:rsid="0046cf6b" officeooo:paragraph-rsid="0046cf6b" style:font-size-asian="14pt" style:font-style-asian="italic" style:font-weight-asian="normal" style:font-size-complex="14pt" style:font-style-complex="italic" style:font-weight-complex="normal"/>
    </style:style>
    <style:style style:name="P29" style:family="paragraph" style:parent-style-name="ml2cText" style:list-style-name="L1">
      <style:paragraph-properties fo:text-align="justify" style:justify-single-word="false"/>
      <style:text-properties fo:color="#000000" fo:font-size="14pt" fo:language="fr" fo:country="FR" fo:font-style="italic" style:text-underline-style="solid" style:text-underline-width="auto" style:text-underline-color="font-color" fo:font-weight="normal" officeooo:rsid="004737df" officeooo:paragraph-rsid="004737df" style:font-size-asian="14pt" style:font-style-asian="italic" style:font-weight-asian="normal" style:font-size-complex="14pt" style:font-style-complex="italic" style:font-weight-complex="normal"/>
    </style:style>
    <style:style style:name="P30" style:family="paragraph" style:parent-style-name="ml2cText" style:list-style-name="L1">
      <style:paragraph-properties fo:text-align="justify" style:justify-single-word="false"/>
      <style:text-properties fo:color="#000000" fo:font-size="14pt" fo:language="fr" fo:country="FR" fo:font-style="italic" style:text-underline-style="solid" style:text-underline-width="auto" style:text-underline-color="font-color" fo:font-weight="normal" officeooo:rsid="0051e755" officeooo:paragraph-rsid="0051e755" style:font-size-asian="14pt" style:font-style-asian="italic" style:font-weight-asian="normal" style:font-size-complex="14pt" style:font-style-complex="italic" style:font-weight-complex="normal"/>
    </style:style>
    <style:style style:name="P31" style:family="paragraph" style:parent-style-name="ml2cText" style:list-style-name="L1">
      <style:paragraph-properties fo:text-align="justify" style:justify-single-word="false"/>
      <style:text-properties fo:color="#000000" fo:font-size="14pt" fo:language="fr" fo:country="FR" fo:font-style="normal" style:text-underline-style="none" fo:font-weight="normal" officeooo:rsid="0060aecf" officeooo:paragraph-rsid="0060aecf" style:font-size-asian="14pt" style:font-style-asian="normal" style:font-weight-asian="normal" style:font-size-complex="14pt" style:font-style-complex="normal" style:font-weight-complex="normal"/>
    </style:style>
    <style:style style:name="P32" style:family="paragraph" style:parent-style-name="ml2cText">
      <style:paragraph-properties fo:text-align="justify" style:justify-single-word="false"/>
      <style:text-properties fo:color="#000000" fo:font-size="14pt" fo:language="fr" fo:country="FR" fo:font-style="normal" style:text-underline-style="none" fo:font-weight="normal" officeooo:rsid="00580e80" officeooo:paragraph-rsid="00580e80" style:font-size-asian="14pt" style:font-style-asian="normal" style:font-weight-asian="normal" style:font-size-complex="14pt" style:font-style-complex="normal" style:font-weight-complex="normal"/>
    </style:style>
    <style:style style:name="P33" style:family="paragraph" style:parent-style-name="ml2cText">
      <style:paragraph-properties fo:text-align="justify" style:justify-single-word="false"/>
      <style:text-properties fo:color="#000000" fo:font-size="14pt" fo:language="fr" fo:country="FR" fo:font-style="normal" style:text-underline-style="none" fo:font-weight="normal" officeooo:rsid="00641137" officeooo:paragraph-rsid="00641137" style:font-size-asian="14pt" style:font-style-asian="normal" style:font-weight-asian="normal" style:font-size-complex="14pt" style:font-style-complex="normal" style:font-weight-complex="normal"/>
    </style:style>
    <style:style style:name="P34" style:family="paragraph" style:parent-style-name="Heading_20_1">
      <style:paragraph-properties fo:text-align="justify" style:justify-single-word="false"/>
      <style:text-properties fo:color="#800000" fo:font-size="16pt" fo:language="fr" fo:country="FR" fo:font-weight="bold" officeooo:rsid="0001d029" officeooo:paragraph-rsid="001aeccd" style:font-size-asian="14pt" style:font-weight-asian="bold" style:font-size-complex="16pt" style:font-weight-complex="bold"/>
    </style:style>
    <style:style style:name="P35" style:family="paragraph" style:parent-style-name="Heading_20_1">
      <style:paragraph-properties fo:text-align="justify" style:justify-single-word="false"/>
      <style:text-properties fo:color="#008000" fo:font-size="16pt" fo:language="fr" fo:country="FR" fo:font-weight="bold" officeooo:rsid="0001d029" officeooo:paragraph-rsid="001aeccd" style:font-size-asian="14pt" style:font-weight-asian="bold" style:font-size-complex="16pt" style:font-weight-complex="bold"/>
    </style:style>
    <style:style style:name="P36" style:family="paragraph" style:parent-style-name="Heading_20_1">
      <style:paragraph-properties fo:text-align="justify" style:justify-single-word="false"/>
      <style:text-properties fo:color="#008000" fo:font-size="16pt" fo:language="fr" fo:country="FR" fo:font-weight="bold" officeooo:rsid="0001d029" officeooo:paragraph-rsid="00256363" style:font-size-asian="14pt" style:font-weight-asian="bold" style:font-size-complex="16pt" style:font-weight-complex="bold"/>
    </style:style>
    <style:style style:name="P37" style:family="paragraph" style:parent-style-name="Heading_20_1">
      <style:paragraph-properties fo:text-align="justify" style:justify-single-word="false"/>
      <style:text-properties fo:color="#008000" fo:font-size="16pt" fo:language="fr" fo:country="FR" fo:font-weight="bold" officeooo:rsid="0001d029" officeooo:paragraph-rsid="004e1583" style:font-size-asian="14pt" style:font-weight-asian="bold" style:font-size-complex="16pt" style:font-weight-complex="bold"/>
    </style:style>
    <style:style style:name="P38" style:family="paragraph" style:parent-style-name="Heading_20_1">
      <style:paragraph-properties fo:margin-left="0in" fo:margin-right="0in" fo:text-align="justify" style:justify-single-word="false" fo:text-indent="0in" style:auto-text-indent="false"/>
      <style:text-properties fo:language="fr" fo:country="FR" officeooo:rsid="0007bad4" officeooo:paragraph-rsid="001aeccd"/>
    </style:style>
    <style:style style:name="P39" style:family="paragraph" style:parent-style-name="Heading_20_1">
      <style:paragraph-properties fo:margin-left="0in" fo:margin-right="0in" fo:text-align="justify" style:justify-single-word="false" fo:text-indent="0in" style:auto-text-indent="false"/>
      <style:text-properties fo:color="#008000" fo:language="fr" fo:country="FR" officeooo:paragraph-rsid="002d8d04"/>
    </style:style>
    <style:style style:name="P40" style:family="paragraph" style:parent-style-name="Heading_20_1">
      <style:paragraph-properties fo:margin-left="0in" fo:margin-right="0in" fo:text-align="justify" style:justify-single-word="false" fo:text-indent="0in" style:auto-text-indent="false"/>
      <style:text-properties fo:color="#008000" fo:language="fr" fo:country="FR" officeooo:rsid="0007bad4" officeooo:paragraph-rsid="0051e755"/>
    </style:style>
    <style:style style:name="T1" style:family="text">
      <style:text-properties fo:font-style="normal" style:font-style-asian="normal" style:font-style-complex="normal"/>
    </style:style>
    <style:style style:name="T2" style:family="text">
      <style:text-properties fo:font-style="normal" officeooo:rsid="0031b829" style:font-style-asian="normal" style:font-style-complex="normal"/>
    </style:style>
    <style:style style:name="T3" style:family="text">
      <style:text-properties fo:font-style="normal" officeooo:rsid="0033b1d6" style:font-style-asian="normal" style:font-style-complex="normal"/>
    </style:style>
    <style:style style:name="T4" style:family="text">
      <style:text-properties fo:font-style="normal" officeooo:rsid="0037d26c" style:font-style-asian="normal" style:font-style-complex="normal"/>
    </style:style>
    <style:style style:name="T5" style:family="text">
      <style:text-properties fo:font-style="normal" officeooo:rsid="0039c2fd" style:font-style-asian="normal" style:font-style-complex="normal"/>
    </style:style>
    <style:style style:name="T6" style:family="text">
      <style:text-properties fo:font-style="normal" officeooo:rsid="003d6ca5" style:font-style-asian="normal" style:font-style-complex="normal"/>
    </style:style>
    <style:style style:name="T7" style:family="text">
      <style:text-properties fo:font-style="normal" officeooo:rsid="003f5b2d"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421649" style:font-style-asian="normal" style:font-style-complex="normal"/>
    </style:style>
    <style:style style:name="T10" style:family="text">
      <style:text-properties fo:font-style="normal" style:text-underline-style="none" officeooo:rsid="00430bd0" style:font-style-asian="normal" style:font-style-complex="normal"/>
    </style:style>
    <style:style style:name="T11" style:family="text">
      <style:text-properties fo:font-style="normal" style:text-underline-style="none" officeooo:rsid="00449683" style:font-style-asian="normal" style:font-style-complex="normal"/>
    </style:style>
    <style:style style:name="T12" style:family="text">
      <style:text-properties fo:font-style="normal" style:text-underline-style="none" officeooo:rsid="0044cb90" style:font-style-asian="normal" style:font-style-complex="normal"/>
    </style:style>
    <style:style style:name="T13" style:family="text">
      <style:text-properties fo:font-style="normal" style:text-underline-style="none" officeooo:rsid="0044fddd" style:font-style-asian="normal" style:font-style-complex="normal"/>
    </style:style>
    <style:style style:name="T14" style:family="text">
      <style:text-properties fo:font-style="normal" style:text-underline-style="none" officeooo:rsid="0050d341" style:font-style-asian="normal" style:font-style-complex="normal"/>
    </style:style>
    <style:style style:name="T15" style:family="text">
      <style:text-properties fo:font-style="normal" style:text-underline-style="none" officeooo:rsid="002d8d04" style:font-style-asian="normal" style:font-style-complex="normal"/>
    </style:style>
    <style:style style:name="T16" style:family="text">
      <style:text-properties fo:font-style="normal" style:text-underline-style="none" officeooo:rsid="0054715c" style:font-style-asian="normal" style:font-style-complex="normal"/>
    </style:style>
    <style:style style:name="T17" style:family="text">
      <style:text-properties fo:font-style="normal" style:text-underline-style="none" officeooo:rsid="00561c7c" style:font-style-asian="normal" style:font-style-complex="normal"/>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italic" style:text-underline-style="none" style:font-style-asian="italic" style:font-style-complex="italic"/>
    </style:style>
    <style:style style:name="T20" style:family="text">
      <style:text-properties fo:color="#000000" fo:font-size="14pt" fo:language="fr" fo:country="FR" fo:font-style="normal" style:text-underline-style="solid" style:text-underline-width="auto" style:text-underline-color="font-color" fo:font-weight="normal" officeooo:rsid="002b9921" style:font-size-asian="14pt" style:font-style-asian="normal" style:font-weight-asian="normal" style:font-size-complex="14pt" style:font-style-complex="normal" style:font-weight-complex="normal"/>
    </style:style>
    <style:style style:name="T21" style:family="text">
      <style:text-properties fo:color="#000000" fo:font-size="14pt" fo:language="fr" fo:country="FR" fo:font-style="normal" style:text-underline-style="none" fo:font-weight="normal" officeooo:rsid="002b9921" style:font-size-asian="14pt" style:font-style-asian="normal" style:font-weight-asian="normal" style:font-size-complex="14pt" style:font-style-complex="normal" style:font-weight-complex="normal"/>
    </style:style>
    <style:style style:name="T22" style:family="text">
      <style:text-properties fo:color="#000000" fo:font-size="14pt" fo:language="fr" fo:country="FR" fo:font-style="italic" style:text-underline-style="none" fo:font-weight="normal" officeooo:rsid="002b9921" style:font-size-asian="14pt" style:font-style-asian="italic" style:font-weight-asian="normal" style:font-size-complex="14pt" style:font-style-complex="italic" style:font-weight-complex="normal"/>
    </style:style>
    <style:style style:name="T23" style:family="text">
      <style:text-properties officeooo:rsid="001f0d06"/>
    </style:style>
    <style:style style:name="T24" style:family="text">
      <style:text-properties fo:color="#008000"/>
    </style:style>
    <style:style style:name="T25" style:family="text">
      <style:text-properties fo:color="#008000" officeooo:rsid="001f938a"/>
    </style:style>
    <style:style style:name="T26" style:family="text">
      <style:text-properties fo:color="#008000" fo:font-size="16pt" fo:font-style="normal" fo:font-weight="bold" style:font-size-asian="14pt" style:font-style-asian="normal" style:font-weight-asian="bold" style:font-size-complex="16pt" style:font-style-complex="normal" style:font-weight-complex="bold"/>
    </style:style>
    <style:style style:name="T27" style:family="text">
      <style:text-properties fo:color="#008000" fo:font-size="16pt" fo:font-style="normal" fo:font-weight="bold" officeooo:rsid="0001d029" style:font-size-asian="14pt" style:font-style-asian="normal" style:font-weight-asian="bold" style:font-size-complex="16pt" style:font-style-complex="normal" style:font-weight-complex="bold"/>
    </style:style>
    <style:style style:name="T28" style:family="text">
      <style:text-properties fo:color="#008000" fo:font-size="16pt" fo:font-style="normal" fo:font-weight="bold" officeooo:rsid="002d8d04" style:font-size-asian="14pt" style:font-style-asian="normal" style:font-weight-asian="bold" style:font-size-complex="16pt" style:font-style-complex="normal" style:font-weight-complex="bold"/>
    </style:style>
    <style:style style:name="T29" style:family="text">
      <style:text-properties officeooo:rsid="001f938a"/>
    </style:style>
    <style:style style:name="T30" style:family="text">
      <style:text-properties fo:font-size="16pt" fo:font-style="normal" fo:font-weight="bold" style:font-size-asian="14pt" style:font-style-asian="normal" style:font-weight-asian="bold" style:font-size-complex="16pt" style:font-style-complex="normal" style:font-weight-complex="bold"/>
    </style:style>
    <style:style style:name="T31" style:family="text">
      <style:text-properties fo:font-size="16pt" fo:font-style="normal" fo:font-weight="bold" officeooo:rsid="0001d029" style:font-size-asian="14pt" style:font-style-asian="normal" style:font-weight-asian="bold" style:font-size-complex="16pt" style:font-style-complex="normal" style:font-weight-complex="bold"/>
    </style:style>
    <style:style style:name="T32" style:family="text">
      <style:text-properties fo:font-size="16pt" fo:font-style="normal" fo:font-weight="bold" officeooo:rsid="0007bad4" style:font-size-asian="14pt" style:font-style-asian="normal" style:font-weight-asian="bold" style:font-size-complex="16pt" style:font-style-complex="normal" style:font-weight-complex="bold"/>
    </style:style>
    <style:style style:name="T33" style:family="text">
      <style:text-properties fo:font-size="16pt" fo:font-style="normal" fo:font-weight="bold" officeooo:rsid="002d8d04" style:font-size-asian="14pt" style:font-style-asian="normal" style:font-weight-asian="bold" style:font-size-complex="16pt" style:font-style-complex="normal" style:font-weight-complex="bold"/>
    </style:style>
    <style:style style:name="T34" style:family="text">
      <style:text-properties fo:font-size="16pt" fo:font-style="normal" fo:font-weight="bold" officeooo:rsid="002e05da" style:font-size-asian="14pt" style:font-style-asian="normal" style:font-weight-asian="bold" style:font-size-complex="16pt" style:font-style-complex="normal" style:font-weight-complex="bold"/>
    </style:style>
    <style:style style:name="T35" style:family="text">
      <style:text-properties fo:font-size="16pt" fo:font-style="normal" fo:font-weight="bold" officeooo:rsid="0053010e" style:font-size-asian="14pt" style:font-style-asian="normal" style:font-weight-asian="bold" style:font-size-complex="16pt" style:font-style-complex="normal" style:font-weight-complex="bold"/>
    </style:style>
    <style:style style:name="T36" style:family="text">
      <style:text-properties officeooo:rsid="00236fa8"/>
    </style:style>
    <style:style style:name="T37" style:family="text">
      <style:text-properties officeooo:rsid="00285bc3"/>
    </style:style>
    <style:style style:name="T38" style:family="text">
      <style:text-properties officeooo:rsid="002a6c00"/>
    </style:style>
    <style:style style:name="T39" style:family="text">
      <style:text-properties style:text-underline-style="none"/>
    </style:style>
    <style:style style:name="T40" style:family="text">
      <style:text-properties style:text-underline-style="none" officeooo:rsid="0054715c"/>
    </style:style>
    <style:style style:name="T41" style:family="text">
      <style:text-properties style:text-underline-style="solid" style:text-underline-width="auto" style:text-underline-color="font-color"/>
    </style:style>
    <style:style style:name="T42" style:family="text">
      <style:text-properties officeooo:rsid="00500e4c"/>
    </style:style>
    <style:style style:name="T43" style:family="text">
      <style:text-properties officeooo:rsid="0059de2f"/>
    </style:style>
    <style:style style:name="T44" style:family="text">
      <style:text-properties officeooo:rsid="005b1b0b"/>
    </style:style>
    <style:style style:name="T45" style:family="text">
      <style:text-properties officeooo:rsid="005ccc80"/>
    </style:style>
    <style:style style:name="T46" style:family="text">
      <style:text-properties officeooo:rsid="005d9747"/>
    </style:style>
    <style:style style:name="T47" style:family="text">
      <style:text-properties officeooo:rsid="005de07d"/>
    </style:style>
    <style:style style:name="T48" style:family="text">
      <style:text-properties officeooo:rsid="005f1e44"/>
    </style:style>
    <style:style style:name="T49" style:family="text">
      <style:text-properties officeooo:rsid="0060aecf"/>
    </style:style>
    <style:style style:name="T50" style:family="text">
      <style:text-properties officeooo:rsid="0060b885"/>
    </style:style>
    <style:style style:name="T51" style:family="text">
      <style:text-properties officeooo:rsid="0061de85"/>
    </style:style>
    <style:style style:name="T52" style:family="text">
      <style:text-properties officeooo:rsid="00641bf7"/>
    </style:style>
    <style:style style:name="T53" style:family="text">
      <style:text-properties officeooo:rsid="0064f1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ITIMBO Manyanda Charles</text:p>
      <text:p text:style-name="P1">LARBI YOUCEF Mohamed Reda</text:p>
      <text:p text:style-name="P1"/>
      <text:p text:style-name="P4">Programmation concurrente, réactive <text:span text:style-name="T23">répartie</text:span></text:p>
      <text:p text:style-name="P5">Jammin Session</text:p>
      <text:p text:style-name="P3"/>
      <text:h text:style-name="P34" text:outline-level="1"><text:span text:style-name="T25">I</text:span><text:span text:style-name="T24">- Introduction</text:span></text:h>
      <text:p text:style-name="P13">L'objectif de ce projet est d'implémenter un client et un serveur, dans deux langages différents, permettants à plusieurs musiciens de jouer à distance. Le serveur s'occupe de mélanger les sons provenant de chaque client et de renvoyer à ceux ci le son mélangé.</text:p>
      <text:h text:style-name="P35" text:outline-level="1">II- <text:span text:style-name="T29">Choix des langages</text:span></text:h>
      <text:p text:style-name="P6">Une des particularités de cette application concerne les langages d'implémentation. En effet, celle-ci utilise deux langages de programmations différents, un pour le client, un pour le serveur.</text:p>
      <text:p text:style-name="P7">Nous avons choisi Java implémenter le serveur, et C pour le client. Nous avons choisi ces langages car ce sont des langages que l'on connaît bien, en plus d'être des langages plutôt différents (Sinon nous aurions pris Java/C++). <text:span text:style-name="T36">Une fois les langages choisis, nous avons donné au serveur le Java afin de simplifier son écriture, le Java ayant des outils plus haut niveau que le C.</text:span></text:p>
      <text:h text:style-name="P36" text:outline-level="1"><text:span text:style-name="T37">III</text:span>- <text:span text:style-name="T37">Environnement et outils exterieurs</text:span></text:h>
      <text:p text:style-name="P8">Le système d'exploitation sur lequel sera implémentée cette application sera Linux. <text:span text:style-name="T38">Nous avons donc testé ce programme uniquement sous Linux.</text:span></text:p>
      <text:p text:style-name="P9">Concernant les outils externes permettant d'exécuter le programme, nous avons besoin: </text:p>
      <text:p text:style-name="P9"><text:span text:style-name="T41">Pour le serveur :</text:span><text:span text:style-name="T39"> De l'outil </text:span><text:span text:style-name="T19">ant</text:span><text:span text:style-name="T8"> afin de compiler, et exécuter le programme.</text:span></text:p>
      <text:p text:style-name="P19"><text:span text:style-name="T20">Pour le client :</text:span><text:span text:style-name="T21"> De la librairie </text:span><text:span text:style-name="T22">ALSA</text:span><text:span text:style-name="T21">, permettant d'enregistrer et de jouer du son sous Linux. Nous avons en particulier besoin du paquet de développement, nommé </text:span><text:span text:style-name="T22">libasound2-dev.</text:span></text:p>
      <text:h text:style-name="P37" text:outline-level="1"><text:soft-page-break/><text:span text:style-name="T42">IV</text:span>- <text:span text:style-name="T42">Extensions</text:span></text:h>
      <text:p text:style-name="P14">Concernant les extensions, nous avons implémenté le chat. Les clients peuvent communiquer en ecrivant et en recevant des messages dans la console.</text:p>
      <text:h text:style-name="P38" text:outline-level="1"><text:span text:style-name="T26">V</text:span><text:span text:style-name="T27">- </text:span><text:span text:style-name="T28">Architecture du serveur </text:span></text:h>
      <text:p text:style-name="P18">Le serveur est implémenté en Java 8. Cette implémentation décompose l'architecture du serveur en 7 classes Java placées dans 3 packages ; Mains, Servers, Tools.</text:p>
      <text:p text:style-name="P16">Le package Mains contient une classe qui pren<text:span text:style-name="T43">ds</text:span> les arguments ; dans notre cas les options de la ligne de commande lors d<text:span text:style-name="T43">u</text:span> lancement de notre application. <text:span text:style-name="T43">Cette classe permet de</text:span> traiter ces options pour savoir le nombre maximum d<text:span text:style-name="T43">e</text:span> clients que peut contenir notre serveur, <text:span text:style-name="T43">l</text:span>e port o<text:span text:style-name="T43">ù</text:span> le serveur sera lancé, <text:span text:style-name="T44">ainsi que</text:span> le timeout. Si aucun<text:span text:style-name="T44">e</text:span> de ces commandes <text:span text:style-name="T44">ne</text:span> sont pass<text:span text:style-name="T44">ées</text:span> le serveur se lancera avec les options par défauts. C<text:span text:style-name="T44">'est</text:span> le cas aussi <text:span text:style-name="T44">lors de la présence </text:span>de fautes <text:span text:style-name="T44">dans une option</text:span>, alors la valeur de celle si sera celle par défaut. Ce<text:span text:style-name="T44">tte</text:span> même classe contient la méthode main pour lancer notre serveur. </text:p>
      <text:p text:style-name="P16">Le package Tools contient les classe<text:span text:style-name="T44">s</text:span> <text:span text:style-name="T44">utilitaires pour notre implémentation</text:span>. On a notamment la classe AudioChunk qui modélise un buffer audio avec son tick correpondant. On a une classe qui nous produit un nom d'utilisateur unique. Et la derniere classe dans ce package, HardCodedValues, contient toutes le protocole utilisé dans notre application. <text:span text:style-name="T45">En</text:span> plus d<text:span text:style-name="T45">u</text:span> protocole, cette classe contient tou<text:span text:style-name="T45">tes</text:span> les constantes d<text:span text:style-name="T46">e</text:span> notre application. <text:s text:c="3"/></text:p>
      <text:p text:style-name="P17">Le package Servers contient <text:span text:style-name="T51">deux</text:span> classes et son tour. La premi<text:span text:style-name="T47">è</text:span>r<text:span text:style-name="T47">e</text:span> classe Server modélise un serveur <text:span text:style-name="T48">en contenant</text:span> tou<text:span text:style-name="T48">tes</text:span> les informations actuelles de notre système I.e les clients connectés <text:span text:style-name="T48">et leur</text:span> état courant ; le tick courant, style et tempo, s'il est vide, non vide ou complet, accepter la connexion de la part des clients etc . <text:span text:style-name="T48">C</text:span>ette classe a aussi une méthode pour le mixage du flux audio des musiciens. Pour mixer deux buffer audio on a utilisee la formule <text:s/></text:p>
      <text:p text:style-name="P15">pour tous I a partir du 0 a taille du buffer</text:p>
      <text:p text:style-name="P15"><text:tab/>result[i] = buffer1[i] + buffer[2] &gt;&gt; 1 <text:span text:style-name="T1"><text:s text:c="3"/></text:span></text:p>
      <text:p text:style-name="P20"><text:tab/>Le serveur peut envoyer un message sur les flux <text:span text:style-name="T48">de </text:span>connexion de tout le monde ou <text:soft-page-break/>de tout le monde a l'exception de celui qui demande. On peut <text:span text:style-name="T48">aussi demander à</text:span> notre serveur un buffer audio <text:span text:style-name="T48">à</text:span> un client p<text:span text:style-name="T48">our</text:span> un tick <text:span text:style-name="T48">donné</text:span>. <text:s/>On a prévu aussi une demande de fermeture des canaux <text:span text:style-name="T48">suite à une demande des clients</text:span>.</text:p>
      <text:p text:style-name="P20"><text:tab/>Un client est modélis<text:span text:style-name="T48">é</text:span> par une classe a part ServiClient qui s'occupe de créer les deux canaux ; connexion et data, d'envoyer ces canaux aux serveur et de demander au serveur s'il le jam peut se <text:span text:style-name="T48">mettre à </text:span>jour ou pas. Dans cette classe, la gestion d<text:span text:style-name="T48">u</text:span> timeout est <text:span text:style-name="T49">aussi </text:span>faite. Le client maintient son tick courant et avec ce tick, il peut demander au serveur de lui envoyer le buffer audio décalée d'un certain temps relatif. </text:p>
      <text:p text:style-name="P21">Ces <text:span text:style-name="T50">deux</text:span> classes dans ce packages sont des classes sont tous des threads Java. <text:s/></text:p>
      <text:h text:style-name="P39" text:outline-level="1"><text:span text:style-name="T31">I</text:span><text:span text:style-name="T32">V</text:span><text:span text:style-name="T31">- </text:span><text:span text:style-name="T33">Architecture du </text:span><text:span text:style-name="T34">client</text:span></text:h>
      <text:p text:style-name="P10"><text:span text:style-name="T1">Pour implémenter le client, on décompose celui ci en </text:span><text:span text:style-name="T2">8</text:span><text:span text:style-name="T1"> modules :</text:span></text:p>
      <text:list xml:id="list4874853199747461263" text:style-name="L1">
        <text:list-item>
          <text:p text:style-name="P22"><text:span text:style-name="T41">Commande handler </text:span><text:span text:style-name="T18">:</text:span><text:span text:style-name="T1"> Ce module permet de gérer les commandes, d'entrée ou de sortie. Il a pour principal rôle de convertir une commande sous forme de chaîne de caractères en une structure représenant une commande que l'on définit. Une commande est notamment identifiée par un identifiant, qui n'est autre que le nom de la commande, </text:span><text:span text:style-name="T3">ainsi que ses arguments</text:span><text:span text:style-name="T1">. Afin de simplifier les manipulations, on représentra l'identifiant sous forme d'une enumération. On associe donc </text:span><text:span text:style-name="T4">un entier </text:span><text:span text:style-name="T1">à chaque nom de commande.</text:span></text:p>
          <text:p text:style-name="P23"><text:span text:style-name="T1">Ce module permet donc de créer une commande, en prenant en compte les caractères d'échappement, et en vérifiant, pour chaque commande, </text:span><text:span text:style-name="T5">qu'elle comporte le bon nombre d'arguments</text:span></text:p>
        </text:list-item>
        <text:list-item>
          <text:p text:style-name="P24"><text:span text:style-name="T41">Connection </text:span><text:span text:style-name="T18">:</text:span><text:span text:style-name="T1"> Ce module permet de gérer la conne</text:span><text:span text:style-name="T6">x</text:span><text:span text:style-name="T1">ion au serveur, l'envoi et la récéption de messages, et la deconnexion. </text:span><text:span text:style-name="T7">Ce module a pour principal but de simplifier l'utilisation de ces fonctionnalités, en les rendant plus haut niveau.</text:span></text:p>
        </text:list-item>
        <text:list-item>
          <text:p text:style-name="P25"><text:span text:style-name="T41">Sound </text:span><text:span text:style-name="T18">:</text:span><text:span text:style-name="T1"> Ce module permet de gérer les flux audio. Il a notamment pour but de créer un gestionnaire de flux audio, d'entrée ou de sortir, de jouer ou de capturer un son, selon le type du gestionnaire audio, et enfin de détruire un gestionnaire de flux audio. L'implémentation de ce module est basée sur la bibliothèque </text:span>ALSA<text:span text:style-name="T1">.</text:span></text:p>
        </text:list-item>
        <text:list-item>
          <text:p text:style-name="P25"><text:soft-page-break/><text:span text:style-name="T41">Session :</text:span><text:span text:style-name="T39"> </text:span><text:span text:style-name="T9">Ce module permet principalement de représenter une session, qui est caracterisée par le </text:span><text:span text:style-name="T10">tempo, le nombre de musiciens, et le style. </text:span><text:span text:style-name="T11">Ce module permet donc de c</text:span></text:p>
        </text:list-item>
        <text:list-item>
          <text:p text:style-name="P26">Tools :<text:span text:style-name="T8"> Ce module permet de gérer des fonctionnalités utilitaires </text:span><text:span text:style-name="T12">comme le parsing des arguments passés en ligne de commandes pour lancer le programme, </text:span><text:span text:style-name="T13">ou encore de lire sur stdin de façon sûre.</text:span></text:p>
        </text:list-item>
        <text:list-item>
          <text:p text:style-name="P27">Input :<text:span text:style-name="T8"> Ce module permet de gérer l'entrée du client. Il permet, pour chaque commande, d'efféctuer le traitement adéquat.</text:span></text:p>
        </text:list-item>
        <text:list-item>
          <text:p text:style-name="P28">Output :<text:span text:style-name="T39"> </text:span><text:span text:style-name="T8">Ce module permet de gérer la sortie du client. Il permet notamment d'envoyer les différentes commandes possibles du client.</text:span></text:p>
        </text:list-item>
        <text:list-item>
          <text:p text:style-name="P29">Core :<text:span text:style-name="T8"> Ce module est le module principal. Il permet de gérer le coeur du client. Pour cela, on représente </text:span><text:span text:style-name="T14">celui-ci par une structure qui contient divers informations sur le client, comme entre autres, les deux sockets de communication, la session, les deux gestionnaires de son, le nom de l'utilisateur etc.</text:span></text:p>
          <text:p text:style-name="P30"><text:span text:style-name="T14">L</text:span><text:span text:style-name="T8">e principale rôle de ce module est de lancer le client. Le déroulement du client se déroule en deux étapes : la phase de connexion au serveur, et la phase principale qui consiste à envoyer continuellement un flux audio enregistré, et attendre les réponses du serveur (quelque soit la réponse), et enfin la phase de destruction du client. De plus, la phase principale contient aussi la gestion du chat, qui affiche sur la console tout nouveau message, et envoi tout message ecrit sur </text:span><text:span text:style-name="T39">stdin</text:span><text:span text:style-name="T8">. A la fin de la phase principale, le client est détruit et toute les ressources associées sont libérées.</text:span></text:p>
          <text:p text:style-name="P31">A noter aussi que le core du client contient 3 threads : Un pour la capture de l'audio, un pour la lecture du flux audio, et un qui gère le protocole.</text:p>
        </text:list-item>
      </text:list>
      <text:h text:style-name="P40" text:outline-level="1"><text:span text:style-name="T30">V</text:span><text:span text:style-name="T35">II</text:span><text:span text:style-name="T31">- </text:span><text:span text:style-name="T35">Tests</text:span><text:span text:style-name="T33"> </text:span></text:h>
      <text:p text:style-name="P11"><text:span text:style-name="T15"><text:tab/></text:span><text:span text:style-name="T16">Pour tester le client, nous avons fait un programme de test pour chaque module (hormis les modules </text:span><text:span text:style-name="T40">input</text:span><text:span text:style-name="T16"> et </text:span><text:span text:style-name="T40">core</text:span><text:span text:style-name="T16">). </text:span><text:span text:style-name="T17">Pour le module de son, nous avons fait deux programmes de test, un pour l'enregistrement, un pour la lecture. </text:span></text:p>
      <text:p text:style-name="P11"><text:soft-page-break/><text:span text:style-name="T17">Nous n'avons pas rencontré de problèmes majeurs avec tests, excépté avec le module de son, et particulièrement la lecture du son. En effet, lorsqu'on lance le programme, celui-ci fonctionne et on entend bien ce qu'on a enregistré auparavant, mais lorsqu'on le relance une deuxième fois tout de suite aprés, nous avons des «underrun error»</text:span><text:span text:style-name="T16"> </text:span><text:span text:style-name="T17">et on entend des sons nuisibles. Il faut donc attendre pendant un moment pour pouvoir le relancer. Nous n'avons pas réussi à résoudre ce problème, qui a priori, est un problème de buffer non lu entièrement, ce qui provoque ce problème.</text:span></text:p>
      <text:p text:style-name="P12"><text:span text:style-name="T17">E</text:span><text:span text:style-name="T8">nfin concernant les tests sur le programme entier, tout fonctionne relativement bien. Nous avons cependant quelques problèmes. Le premier concerne l'envoi du buffer contenant le son. En effet, celui ci contient des données binaires mais il est envoyé sous forme de chaîne de caractères. Il se peut donc que ce buffer contient des caractère de saut de ligne, comme '\n' ou autre, en plein mileu. Or le serveur attend une ligne entière, ce qui peut provoquer la réception de buffer incomplet. Pour remédier à cela, nous avons fait une fonction qui permet de «nettoyer» le buffer aprés que celui-ci ait été capturé par le microphone. Cette fonction consiste à remplacer tout les caractères «parasites» comme les '\n' par des caractère proches qui ne posent pas de problème. Le buffer est certes modifié, mais ce n'est pas génant étant donné que l'on entend aucune différence, à priori.</text:span></text:p>
      <text:p text:style-name="P32">Nous avons aussi un problème de synchronisation. Il y'a un client qui est plus rapide que les autres. <text:span text:style-name="T53">Au point qu'on obtient un retard assez conséquent pour certains clients.</text:span></text:p>
      <text:p text:style-name="P33">Autre bug à noter, lorsqu'on lance le client, il est possible que celui-ci <text:span text:style-name="T52">reste bloqué sur «Trying to connect...». Il faut donc relancer le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ml2cText" style:family="paragraph" style:parent-style-name="Text_20_body" style:class="text">
      <style:paragraph-properties fo:margin-left="0in" fo:margin-right="0in" fo:margin-top="0.1in" fo:margin-bottom="0.1in" style:contextual-spacing="false" fo:text-indent="0.3in" style:auto-text-indent="false" fo:background-color="transparent" style:shadow="none">
        <style:background-image/>
      </style:paragraph-properties>
      <style:text-properties fo:font-size="14pt"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6:42:16.766135633</meta:creation-date>
    <dc:date>2015-04-27T21:46:26.122564941</dc:date>
    <meta:editing-duration>PT6H6M13S</meta:editing-duration>
    <meta:editing-cycles>65</meta:editing-cycles>
    <meta:generator>LibreOffice/4.2.7.2$Linux_X86_64 LibreOffice_project/420m0$Build-2</meta:generator>
    <meta:document-statistic meta:table-count="0" meta:image-count="0" meta:object-count="0" meta:page-count="5" meta:paragraph-count="45" meta:word-count="1561" meta:character-count="9282" meta:non-whitespace-character-count="7754"/>
  </office:meta>
</office:document-meta>
</file>